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1024" table:default-cell-style-name="Default"/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2" office:value-type="string">
            <text:p>Nafn</text:p>
          </table:table-cell>
          <table:table-cell table:style-name="ce1" office:value-type="string">
            <text:p>Steinn Guðmundsson</text:p>
          </table:table-cell>
          <table:table-cell table:style-name="ce1" table:number-columns-repeated="2"/>
          <table:table-cell table:style-name="ce1" office:value-type="string">
            <text:p>email</text:p>
          </table:table-cell>
          <table:table-cell table:style-name="ce1" office:value-type="string">
            <text:p>steinng@hi.is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4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1-21">
            <text:p>21.jan</text:p>
          </table:table-cell>
          <table:table-cell table:style-name="ce5" office:value-type="date" office:date-value="2013-01-22">
            <text:p>22.jan</text:p>
          </table:table-cell>
          <table:table-cell table:style-name="ce5" office:value-type="date" office:date-value="2013-01-23">
            <text:p>23.jan</text:p>
          </table:table-cell>
          <table:table-cell table:style-name="ce5" office:value-type="date" office:date-value="2013-01-24">
            <text:p>24.jan</text:p>
          </table:table-cell>
          <table:table-cell table:style-name="ce5" office:value-type="date" office:date-value="2013-01-25">
            <text:p>25.jan</text:p>
          </table:table-cell>
          <table:table-cell table:style-name="ce5" office:value-type="date" office:date-value="2013-01-26">
            <text:p>26.jan</text:p>
          </table:table-cell>
          <table:table-cell table:style-name="ce5" office:value-type="date" office:date-value="2013-01-27">
            <text:p>27.jan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table:formula="of:=SUM([.C6:.I6])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.5">
            <text:p>1,5</text:p>
          </table:table-cell>
          <table:table-cell table:style-name="ce1"/>
          <table:table-cell table:style-name="ce1" table:formula="of:=SUM([.C7:.I7])" office:value-type="float" office:value="4.5">
            <text:p>4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7"/>
          <table:table-cell table:style-name="ce1" table:formula="of:=SUM([.C8:.I8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7"/>
          <table:table-cell table:style-name="ce1" table:formula="of:=SUM([.C9:.I9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10:.I1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11:.I1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6:.J11])" office:value-type="float" office:value="6.5">
            <text:p>6,5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5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1-28">
            <text:p>28.jan</text:p>
          </table:table-cell>
          <table:table-cell table:style-name="ce5" office:value-type="date" office:date-value="2013-01-29">
            <text:p>29.jan</text:p>
          </table:table-cell>
          <table:table-cell table:style-name="ce5" office:value-type="date" office:date-value="2013-01-30">
            <text:p>30.jan</text:p>
          </table:table-cell>
          <table:table-cell table:style-name="ce5" office:value-type="date" office:date-value="2013-01-31">
            <text:p>31.jan</text:p>
          </table:table-cell>
          <table:table-cell table:style-name="ce5" office:value-type="date" office:date-value="2013-02-01">
            <text:p>1.feb</text:p>
          </table:table-cell>
          <table:table-cell table:style-name="ce5" office:value-type="date" office:date-value="2013-02-02">
            <text:p>2.feb</text:p>
          </table:table-cell>
          <table:table-cell table:style-name="ce5" office:value-type="date" office:date-value="2013-02-03">
            <text:p>3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7"/>
          <table:table-cell table:style-name="ce1" table:formula="of:=SUM([.C16:.I16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table:formula="of:=SUM([.C17:.I17])" office:value-type="float" office:value="5">
            <text:p>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4"/>
          <table:table-cell table:style-name="ce1" office:value-type="float" office:value="0.8">
            <text:p>0,8</text:p>
          </table:table-cell>
          <table:table-cell table:style-name="ce1" table:number-columns-repeated="2"/>
          <table:table-cell table:style-name="ce1" table:formula="of:=SUM([.C18:.I18])" office:value-type="float" office:value="0.8">
            <text:p>0,8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4"/>
          <table:table-cell table:style-name="ce1" office:value-type="float" office:value="0.5">
            <text:p>0,5</text:p>
          </table:table-cell>
          <table:table-cell table:style-name="ce1"/>
          <table:table-cell table:style-name="ce1" office:value-type="float" office:value="0.5">
            <text:p>0,5</text:p>
          </table:table-cell>
          <table:table-cell table:style-name="ce1" table:formula="of:=SUM([.C19:.I19])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20:.I2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21:.I2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16:.J21])" office:value-type="float" office:value="6.8">
            <text:p>6,8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6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2-04">
            <text:p>4.feb</text:p>
          </table:table-cell>
          <table:table-cell table:style-name="ce5" office:value-type="date" office:date-value="2013-02-05">
            <text:p>5.feb</text:p>
          </table:table-cell>
          <table:table-cell table:style-name="ce5" office:value-type="date" office:date-value="2013-02-06">
            <text:p>6.feb</text:p>
          </table:table-cell>
          <table:table-cell table:style-name="ce5" office:value-type="date" office:date-value="2013-02-07">
            <text:p>7.feb</text:p>
          </table:table-cell>
          <table:table-cell table:style-name="ce5" office:value-type="date" office:date-value="2013-02-08">
            <text:p>8.feb</text:p>
          </table:table-cell>
          <table:table-cell table:style-name="ce5" office:value-type="date" office:date-value="2013-02-09">
            <text:p>9.feb</text:p>
          </table:table-cell>
          <table:table-cell table:style-name="ce5" office:value-type="date" office:date-value="2013-02-10">
            <text:p>10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4"/>
          <table:table-cell table:style-name="ce1" office:value-type="float" office:value="1.5">
            <text:p>1,5</text:p>
          </table:table-cell>
          <table:table-cell table:style-name="ce1" table:number-columns-repeated="2"/>
          <table:table-cell table:style-name="ce1" table:formula="of:=SUM([.C26:.I26])" office:value-type="float" office:value="1.5">
            <text:p>1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7"/>
          <table:table-cell table:style-name="ce1" table:formula="of:=SUM([.C27:.I27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6"/>
          <table:table-cell table:style-name="ce1" office:value-type="float" office:value="0.5">
            <text:p>0,5</text:p>
          </table:table-cell>
          <table:table-cell table:style-name="ce1" table:formula="of:=SUM([.C28:.I28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6"/>
          <table:table-cell table:style-name="ce1" office:value-type="float" office:value="4">
            <text:p>4</text:p>
          </table:table-cell>
          <table:table-cell table:style-name="ce1" table:formula="of:=SUM([.C29:.I29])" office:value-type="float" office:value="4">
            <text:p>4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30:.I3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31:.I3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26:.J31])" office:value-type="float" office:value="6">
            <text:p>6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7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2-11">
            <text:p>11.feb</text:p>
          </table:table-cell>
          <table:table-cell table:style-name="ce5" office:value-type="date" office:date-value="2013-02-12">
            <text:p>12.feb</text:p>
          </table:table-cell>
          <table:table-cell table:style-name="ce5" office:value-type="date" office:date-value="2013-02-13">
            <text:p>13.feb</text:p>
          </table:table-cell>
          <table:table-cell table:style-name="ce5" office:value-type="date" office:date-value="2013-02-14">
            <text:p>14.feb</text:p>
          </table:table-cell>
          <table:table-cell table:style-name="ce5" office:value-type="date" office:date-value="2013-02-15">
            <text:p>15.feb</text:p>
          </table:table-cell>
          <table:table-cell table:style-name="ce5" office:value-type="date" office:date-value="2013-02-16">
            <text:p>16.feb</text:p>
          </table:table-cell>
          <table:table-cell table:style-name="ce5" office:value-type="date" office:date-value="2013-02-17">
            <text:p>17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office:value-type="float" office:value="0.5">
            <text:p>0,5</text:p>
          </table:table-cell>
          <table:table-cell table:style-name="ce1" table:number-columns-repeated="6"/>
          <table:table-cell table:style-name="ce1" table:formula="of:=SUM([.C36:.I36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table:formula="of:=SUM([.C37:.I37])" office:value-type="float" office:value="3">
            <text:p>3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4"/>
          <table:table-cell table:style-name="ce1" office:value-type="float" office:value="0.5">
            <text:p>0,5</text:p>
          </table:table-cell>
          <table:table-cell table:style-name="ce1" table:number-columns-repeated="2"/>
          <table:table-cell table:style-name="ce1" table:formula="of:=SUM([.C38:.I38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table:formula="of:=SUM([.C39:.I39])" office:value-type="float" office:value="8">
            <text:p>8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40:.I4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41:.I4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36:.J41])" office:value-type="float" office:value="12">
            <text:p>12</text:p>
          </table:table-cell>
          <table:table-cell table:style-name="ce1" table:number-columns-repeated="1014"/>
        </table:table-row>
        <table:table-row table:style-name="ro2" table:number-rows-repeated="2">
          <table:table-cell table:style-name="ce1" table:number-columns-repeated="1024"/>
        </table:table-row>
        <table:table-row table:style-name="ro2">
          <table:table-cell table:style-name="ce1"/>
          <table:table-cell table:style-name="ce2" office:value-type="string">
            <text:p>Samantekt</text:p>
          </table:table-cell>
          <table:table-cell table:style-name="ce1" table:number-columns-repeated="1022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/>
          <table:table-cell table:style-name="ce1" table:formula="of:=[.J6]+[.J16]+[.J26]+[.J36]" office:value-type="float" office:value="4">
            <text:p>4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/>
          <table:table-cell table:style-name="ce1" table:formula="of:=[.J7]+[.J17]+[.J27]+[.J37]" office:value-type="float" office:value="12.5">
            <text:p>12,5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/>
          <table:table-cell table:style-name="ce1" table:formula="of:=[.J8]+[.J18]+[.J28]+[.J38]" office:value-type="float" office:value="1.8">
            <text:p>1,8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/>
          <table:table-cell table:style-name="ce1" table:formula="of:=[.J9]+[.J19]+[.J29]+[.J39]" office:value-type="float" office:value="13">
            <text:p>13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/>
          <table:table-cell table:style-name="ce1" table:formula="of:=[.J10]+[.J20]+[.J30]+[.J40]" office:value-type="float" office:value="0">
            <text:p>0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/>
          <table:table-cell table:style-name="ce3" table:formula="of:=[.J11]+[.J21]+[.J31]+[.J41]" office:value-type="float" office:value="0">
            <text:p>0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4" office:value-type="string">
            <text:p>Tími alls</text:p>
          </table:table-cell>
          <table:table-cell table:style-name="ce1"/>
          <table:table-cell table:style-name="ce4" table:formula="of:=SUM([.D47:.D52])" office:value-type="float" office:value="31.3">
            <text:p>31,3</text:p>
          </table:table-cell>
          <table:table-cell table:style-name="ce1" table:number-columns-repeated="1020"/>
        </table:table-row>
        <table:table-row table:style-name="ro2" table:number-rows-repeated="65483">
          <table:table-cell table:style-name="ce1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date-style style:name="N107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.02.2013</text:date>, <text:time>15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Steinn Guðmundsson</meta:initial-creator>
    <meta:creation-date>2013-01-24T11:35:28Z</meta:creation-date>
    <dc:date>2013-02-18T15:35:40.53</dc:date>
    <meta:editing-duration>PT14M7S</meta:editing-duration>
    <meta:editing-cycles>7</meta:editing-cycles>
    <meta:document-statistic meta:table-count="3" meta:cell-count="152" meta:object-count="0"/>
  </office:meta>
</office:document-meta>
</file>